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ests" style:family="table">
      <style:table-properties style:width="16.999cm" table:align="margins"/>
    </style:style>
    <style:style style:name="tests.A" style:family="table-column">
      <style:table-column-properties style:column-width="1.058cm" style:rel-column-width="4080*"/>
    </style:style>
    <style:style style:name="tests.B" style:family="table-column">
      <style:table-column-properties style:column-width="6.403cm" style:rel-column-width="24685*"/>
    </style:style>
    <style:style style:name="tests.C" style:family="table-column">
      <style:table-column-properties style:column-width="5.286cm" style:rel-column-width="20380*"/>
    </style:style>
    <style:style style:name="tests.D" style:family="table-column">
      <style:table-column-properties style:column-width="4.251cm" style:rel-column-width="16390*"/>
    </style:style>
    <style:style style:name="tes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ests.D1" style:family="table-cell">
      <style:table-cell-properties fo:padding="0.097cm" fo:border="0.002cm solid #000000"/>
    </style:style>
    <style:style style:name="tests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ests.B2" style:family="table-cell">
      <style:table-cell-properties fo:padding="0.097cm" fo:border-left="0.002cm solid #000000" fo:border-right="none" fo:border-top="none" fo:border-bottom="0.002cm solid #000000"/>
    </style:style>
    <style:style style:name="test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oupe F2</text:p>
      <text:p text:style-name="Standard"/>
      <text:p text:style-name="P1">Cahier des test</text:p>
      <text:p text:style-name="P2"/>
      <table:table table:name="tests" table:style-name="tests">
        <table:table-column table:style-name="tests.A"/>
        <table:table-column table:style-name="tests.B"/>
        <table:table-column table:style-name="tests.C"/>
        <table:table-column table:style-name="tests.D"/>
        <table:table-row>
          <table:table-cell table:style-name="tests.A1" office:value-type="string">
            <text:p text:style-name="P3">no</text:p>
          </table:table-cell>
          <table:table-cell table:style-name="tests.A1" office:value-type="string">
            <text:p text:style-name="P3"><text:s/>Description</text:p>
          </table:table-cell>
          <table:table-cell table:style-name="tests.A1" office:value-type="string">
            <text:p text:style-name="P3"><text:s/>Resultat attendu</text:p>
          </table:table-cell>
          <table:table-cell table:style-name="tests.D1" office:value-type="string">
            <text:p text:style-name="P3">OK/KO</text:p>
          </table:table-cell>
        </table:table-row>
        <table:table-row>
          <table:table-cell table:style-name="tests.A2" office:value-type="float" office:value="1">
            <text:p text:style-name="P3">1</text:p>
          </table:table-cell>
          <table:table-cell table:style-name="tests.B2" office:value-type="string">
            <text:p text:style-name="P3">Un personnage se déplace sur une case vide accessible</text:p>
          </table:table-cell>
          <table:table-cell table:style-name="tests.B2" office:value-type="string">
            <text:p text:style-name="P3">Il s'y rend et disparait de son ancienne case</text:p>
          </table:table-cell>
          <table:table-cell table:style-name="tests.D2" office:value-type="string">
            <text:p text:style-name="P3">OK</text:p>
          </table:table-cell>
        </table:table-row>
        <table:table-row>
          <table:table-cell table:style-name="tests.A2" office:value-type="float" office:value="2">
            <text:p text:style-name="P3">2</text:p>
          </table:table-cell>
          <table:table-cell table:style-name="tests.B2" office:value-type="string">
            <text:p text:style-name="P3">Un explorateur tente de soulever un rocher</text:p>
          </table:table-cell>
          <table:table-cell table:style-name="tests.B2" office:value-type="string">
            <text:p text:style-name="P3">Il ne bouge pas, perd 5 d'energies et la console revèle ce que le rocher cachait</text:p>
          </table:table-cell>
          <table:table-cell table:style-name="tests.D2" office:value-type="string">
            <text:p text:style-name="P3">OK</text:p>
          </table:table-cell>
        </table:table-row>
        <table:table-row>
          <table:table-cell table:style-name="tests.A2" office:value-type="float" office:value="3">
            <text:p text:style-name="P3">3</text:p>
          </table:table-cell>
          <table:table-cell table:style-name="tests.B2" office:value-type="string">
            <text:p text:style-name="P3">Un personnage autre qu'explorateur tente de soulever un rocher</text:p>
          </table:table-cell>
          <table:table-cell table:style-name="tests.B2" office:value-type="string">
            <text:p text:style-name="P3">La destination est incorrecte et le joueur doit en choisir une nouvelle</text:p>
          </table:table-cell>
          <table:table-cell table:style-name="tests.D2" office:value-type="string">
            <text:p text:style-name="P3">OK</text:p>
          </table:table-cell>
        </table:table-row>
        <table:table-row>
          <table:table-cell table:style-name="tests.A2" office:value-type="float" office:value="4">
            <text:p text:style-name="P3">4</text:p>
          </table:table-cell>
          <table:table-cell table:style-name="tests.B2" office:value-type="string">
            <text:p text:style-name="P3">Un personnage tente de se déplacer sur l'eau</text:p>
          </table:table-cell>
          <table:table-cell table:style-name="tests.B2" office:value-type="string">
            <text:p text:style-name="P3">La destination est incorrecte et le joueur doit en choisir une nouvelle</text:p>
          </table:table-cell>
          <table:table-cell table:style-name="tests.D2" office:value-type="string">
            <text:p text:style-name="P3">OK</text:p>
          </table:table-cell>
        </table:table-row>
        <table:table-row>
          <table:table-cell table:style-name="tests.A2" office:value-type="float" office:value="5">
            <text:p text:style-name="P3">5</text:p>
          </table:table-cell>
          <table:table-cell table:style-name="tests.B2" office:value-type="string">
            <text:p text:style-name="P3">Un guerrier cible un ennemi</text:p>
          </table:table-cell>
          <table:table-cell table:style-name="tests.B2" office:value-type="string">
            <text:p text:style-name="P3">L'ennemie perd 50 pts d'energie</text:p>
          </table:table-cell>
          <table:table-cell table:style-name="tests.D2" office:value-type="string">
            <text:p text:style-name="P3">OK</text:p>
          </table:table-cell>
        </table:table-row>
        <table:table-row>
          <table:table-cell table:style-name="tests.A2" office:value-type="float" office:value="6">
            <text:p text:style-name="P3">6</text:p>
          </table:table-cell>
          <table:table-cell table:style-name="tests.B2" office:value-type="string">
            <text:p text:style-name="P3">Un voleur cible un ennemi</text:p>
          </table:table-cell>
          <table:table-cell table:style-name="tests.B2" office:value-type="string">
            <text:p text:style-name="P3">Il tente de lui voler un objet</text:p>
          </table:table-cell>
          <table:table-cell table:style-name="tests.D2" office:value-type="string">
            <text:p text:style-name="P3">OK</text:p>
          </table:table-cell>
        </table:table-row>
        <table:table-row>
          <table:table-cell table:style-name="tests.A2" office:value-type="float" office:value="7">
            <text:p text:style-name="P3">7</text:p>
          </table:table-cell>
          <table:table-cell table:style-name="tests.B2" office:value-type="string">
            <text:p text:style-name="P3">Un voleur cible un ennemi qui dispose de la clé</text:p>
          </table:table-cell>
          <table:table-cell table:style-name="tests.B2" office:value-type="string">
            <text:p text:style-name="P3">Il tente de lui voler la clé</text:p>
          </table:table-cell>
          <table:table-cell table:style-name="tests.D2" office:value-type="string">
            <text:p text:style-name="P3">OK</text:p>
          </table:table-cell>
        </table:table-row>
        <table:table-row>
          <table:table-cell table:style-name="tests.A2" office:value-type="float" office:value="8">
            <text:p text:style-name="P3">8</text:p>
          </table:table-cell>
          <table:table-cell table:style-name="tests.B2" office:value-type="string">
            <text:p text:style-name="P3">Un voleur cible un ennemi qui dispose du trésor</text:p>
          </table:table-cell>
          <table:table-cell table:style-name="tests.B2" office:value-type="string">
            <text:p text:style-name="P3">Il tente de lui voler le trésor</text:p>
          </table:table-cell>
          <table:table-cell table:style-name="tests.D2" office:value-type="string">
            <text:p text:style-name="P3">OK</text:p>
          </table:table-cell>
        </table:table-row>
        <table:table-row>
          <table:table-cell table:style-name="tests.A2" office:value-type="float" office:value="9">
            <text:p text:style-name="P3">9</text:p>
          </table:table-cell>
          <table:table-cell table:style-name="tests.B2" office:value-type="string">
            <text:p text:style-name="P3">Un personnage autre que guerrier et voleur tente d'intéragir avec un ennemi</text:p>
          </table:table-cell>
          <table:table-cell table:style-name="tests.B2" office:value-type="string">
            <text:p text:style-name="P3">La destination est incorrecte et le joueur doit en choisir une nouvelle</text:p>
          </table:table-cell>
          <table:table-cell table:style-name="tests.D2" office:value-type="string">
            <text:p text:style-name="P3">OK</text:p>
          </table:table-cell>
        </table:table-row>
        <table:table-row>
          <table:table-cell table:style-name="tests.A2" office:value-type="float" office:value="10">
            <text:p text:style-name="P3">10</text:p>
          </table:table-cell>
          <table:table-cell table:style-name="tests.B2" office:value-type="string">
            <text:p text:style-name="P3">Un personnage tente d'entrer dans son navire</text:p>
          </table:table-cell>
          <table:table-cell table:style-name="tests.B2" office:value-type="string">
            <text:p text:style-name="P3">Il disparait de la carte et monte dans le navire</text:p>
          </table:table-cell>
          <table:table-cell table:style-name="tests.D2" office:value-type="string">
            <text:p text:style-name="P3">OK</text:p>
          </table:table-cell>
        </table:table-row>
        <table:table-row>
          <table:table-cell table:style-name="tests.A2" office:value-type="float" office:value="11">
            <text:p text:style-name="P3">11</text:p>
          </table:table-cell>
          <table:table-cell table:style-name="tests.B2" office:value-type="string">
            <text:p text:style-name="P3">Un personnage tente d'entrer dans le navire ennemi</text:p>
          </table:table-cell>
          <table:table-cell table:style-name="tests.B2" office:value-type="string">
            <text:p text:style-name="P3">La destination est incorrecte et le joueur doit en choisir une nouvelle</text:p>
          </table:table-cell>
          <table:table-cell table:style-name="tests.D2" office:value-type="string">
            <text:p text:style-name="P3">OK</text:p>
          </table:table-cell>
        </table:table-row>
        <table:table-row>
          <table:table-cell table:style-name="tests.A2" office:value-type="float" office:value="12">
            <text:p text:style-name="P3">12</text:p>
          </table:table-cell>
          <table:table-cell table:style-name="tests.B2" office:value-type="string">
            <text:p text:style-name="P3">Un piegeur tente de se déplacer sur une case vide</text:p>
          </table:table-cell>
          <table:table-cell table:style-name="tests.B2" office:value-type="string">
            <text:p text:style-name="P3">Lui propose de se déplacer ou de poser un piege</text:p>
          </table:table-cell>
          <table:table-cell table:style-name="tests.D2" office:value-type="string">
            <text:p text:style-name="P3">OK</text:p>
          </table:table-cell>
        </table:table-row>
        <table:table-row>
          <table:table-cell table:style-name="tests.A2" office:value-type="float" office:value="13">
            <text:p text:style-name="P3">13</text:p>
          </table:table-cell>
          <table:table-cell table:style-name="tests.B2" office:value-type="string">
            <text:p text:style-name="P3">Un personnage se déplace sur un piege</text:p>
          </table:table-cell>
          <table:table-cell table:style-name="tests.B2" office:value-type="string">
            <text:p text:style-name="P3">Le personnage est piégé pendant 5 tours</text:p>
          </table:table-cell>
          <table:table-cell table:style-name="tests.D2" office:value-type="string">
            <text:p text:style-name="P3">OK</text:p>
          </table:table-cell>
        </table:table-row>
        <table:table-row>
          <table:table-cell table:style-name="tests.A2" office:value-type="float" office:value="14">
            <text:p text:style-name="P3">14</text:p>
          </table:table-cell>
          <table:table-cell table:style-name="tests.B2" office:value-type="string">
            <text:p text:style-name="P3">Un explorateur tente de soulever le rocher contenant la clé</text:p>
          </table:table-cell>
          <table:table-cell table:style-name="tests.B2" office:value-type="string">
            <text:p text:style-name="P3">Il récupère la clé</text:p>
          </table:table-cell>
          <table:table-cell table:style-name="tests.D2" office:value-type="string">
            <text:p text:style-name="P3">OK</text:p>
          </table:table-cell>
        </table:table-row>
        <table:table-row>
          <table:table-cell table:style-name="tests.A2" office:value-type="float" office:value="15">
            <text:p text:style-name="P3">15</text:p>
          </table:table-cell>
          <table:table-cell table:style-name="tests.B2" office:value-type="string">
            <text:p text:style-name="P3">Un explorateur qui a la clé tente de soulever le rocher contenant le coffre</text:p>
          </table:table-cell>
          <table:table-cell table:style-name="tests.B2" office:value-type="string">
            <text:p text:style-name="P3">Il récupère le trésor</text:p>
          </table:table-cell>
          <table:table-cell table:style-name="tests.D2" office:value-type="string">
            <text:p text:style-name="P3">OK</text:p>
          </table:table-cell>
        </table:table-row>
        <table:table-row>
          <table:table-cell table:style-name="tests.A2" office:value-type="float" office:value="16">
            <text:p text:style-name="P3">16</text:p>
          </table:table-cell>
          <table:table-cell table:style-name="tests.B2" office:value-type="string">
            <text:p text:style-name="P3">Un explorateur qui n'a pas la clé tente de soulever le rocher contenant le coffre</text:p>
          </table:table-cell>
          <table:table-cell table:style-name="tests.B2" office:value-type="string">
            <text:p text:style-name="P3">Affichage du coffre trouvé</text:p>
          </table:table-cell>
          <table:table-cell table:style-name="tests.D2" office:value-type="string">
            <text:p text:style-name="P3">OK</text:p>
          </table:table-cell>
        </table:table-row>
        <table:table-row>
          <table:table-cell table:style-name="tests.A2" office:value-type="float" office:value="17">
            <text:p text:style-name="P3">17</text:p>
          </table:table-cell>
          <table:table-cell table:style-name="tests.B2" office:value-type="string">
            <text:p text:style-name="P3">Le joueur appui sur le bouton "abandonner"</text:p>
          </table:table-cell>
          <table:table-cell table:style-name="tests.B2" office:value-type="string">
            <text:p text:style-name="P3">Il perd la partie</text:p>
          </table:table-cell>
          <table:table-cell table:style-name="tests.D2" office:value-type="string">
            <text:p text:style-name="P3">OK</text:p>
          </table:table-cell>
        </table:table-row>
        <text:soft-page-break/>
        <table:table-row>
          <table:table-cell table:style-name="tests.A2" office:value-type="float" office:value="18">
            <text:p text:style-name="P3">18</text:p>
          </table:table-cell>
          <table:table-cell table:style-name="tests.B2" office:value-type="string">
            <text:p text:style-name="P3">Le joueur appui sur le bouton "Passer son tour"</text:p>
          </table:table-cell>
          <table:table-cell table:style-name="tests.B2" office:value-type="string">
            <text:p text:style-name="P3">Son tour se fini</text:p>
          </table:table-cell>
          <table:table-cell table:style-name="tests.D2" office:value-type="string">
            <text:p text:style-name="P3">OK</text:p>
          </table:table-cell>
        </table:table-row>
        <table:table-row>
          <table:table-cell table:style-name="tests.A2" office:value-type="float" office:value="19">
            <text:p text:style-name="P3">19</text:p>
          </table:table-cell>
          <table:table-cell table:style-name="tests.B2" office:value-type="string">
            <text:p text:style-name="P3">Un joueur n'a plus de personnage</text:p>
          </table:table-cell>
          <table:table-cell table:style-name="tests.B2" office:value-type="string">
            <text:p text:style-name="P3">Il perd la partie</text:p>
          </table:table-cell>
          <table:table-cell table:style-name="tests.D2" office:value-type="string">
            <text:p text:style-name="P3">OK</text:p>
          </table:table-cell>
        </table:table-row>
        <table:table-row>
          <table:table-cell table:style-name="tests.A2" office:value-type="float" office:value="20">
            <text:p text:style-name="P3">20</text:p>
          </table:table-cell>
          <table:table-cell table:style-name="tests.B2" office:value-type="string">
            <text:p text:style-name="P3">Un joueur ramène le trésor à son navire</text:p>
          </table:table-cell>
          <table:table-cell table:style-name="tests.B2" office:value-type="string">
            <text:p text:style-name="P3">Il gagne la partie</text:p>
          </table:table-cell>
          <table:table-cell table:style-name="tests.D2" office:value-type="string">
            <text:p text:style-name="P3">OK</text:p>
          </table:table-cell>
        </table:table-row>
        <table:table-row>
          <table:table-cell table:style-name="tests.A2" office:value-type="float" office:value="21">
            <text:p text:style-name="P3">21</text:p>
          </table:table-cell>
          <table:table-cell table:style-name="tests.B2" office:value-type="string">
            <text:p text:style-name="P3">Un <text:s/>personnage n'a plus d'énergie</text:p>
          </table:table-cell>
          <table:table-cell table:style-name="tests.B2" office:value-type="string">
            <text:p text:style-name="P3">Il meurt</text:p>
          </table:table-cell>
          <table:table-cell table:style-name="tests.D2" office:value-type="string">
            <text:p text:style-name="P3">OK</text:p>
          </table:table-cell>
        </table:table-row>
        <table:table-row>
          <table:table-cell table:style-name="tests.A2" office:value-type="float" office:value="22">
            <text:p text:style-name="P3">22</text:p>
          </table:table-cell>
          <table:table-cell table:style-name="tests.B2" office:value-type="string">
            <text:p text:style-name="P3">Un personnage n'a plus d'énergie et dispose de la clé</text:p>
          </table:table-cell>
          <table:table-cell table:style-name="tests.B2" office:value-type="string">
            <text:p text:style-name="P3">Il meurt et la clé est posé sur la parcelle </text:p>
          </table:table-cell>
          <table:table-cell table:style-name="tests.D2" office:value-type="string">
            <text:p text:style-name="P3">OK</text:p>
          </table:table-cell>
        </table:table-row>
        <table:table-row>
          <table:table-cell table:style-name="tests.A2" office:value-type="float" office:value="23">
            <text:p text:style-name="P3">23</text:p>
          </table:table-cell>
          <table:table-cell table:style-name="tests.B2" office:value-type="string">
            <text:p text:style-name="P3">Un personnage n'a plus d'énergie et dispose du trésor</text:p>
          </table:table-cell>
          <table:table-cell table:style-name="tests.B2" office:value-type="string">
            <text:p text:style-name="P3">Il meurt et le trésor est posé sur la parcelle</text:p>
          </table:table-cell>
          <table:table-cell table:style-name="tests.D2" office:value-type="string">
            <text:p text:style-name="P3">OK</text:p>
          </table:table-cell>
        </table:table-row>
        <table:table-row>
          <table:table-cell table:style-name="tests.A2" office:value-type="float" office:value="24">
            <text:p text:style-name="P3">24</text:p>
          </table:table-cell>
          <table:table-cell table:style-name="tests.B2" office:value-type="string">
            <text:p text:style-name="P3">Un personnage se déplace sur un piège qui emprisonne dejà quelqu'un</text:p>
          </table:table-cell>
          <table:table-cell table:style-name="tests.B2" office:value-type="string">
            <text:p text:style-name="P3">La destination est incorrecte et le joueur doit en choisir une nouvelle</text:p>
          </table:table-cell>
          <table:table-cell table:style-name="tests.D2" office:value-type="string">
            <text:p text:style-name="P3">OK</text:p>
          </table:table-cell>
        </table:table-row>
        <table:table-row>
          <table:table-cell table:style-name="tests.A2" office:value-type="float" office:value="25">
            <text:p text:style-name="P3">25</text:p>
          </table:table-cell>
          <table:table-cell table:style-name="tests.B2" office:value-type="string">
            <text:p text:style-name="P3">Un guerrier cible un personnage ennemi pris au piège</text:p>
          </table:table-cell>
          <table:table-cell table:style-name="tests.B2" office:value-type="string">
            <text:p text:style-name="P3">L'ennemie perd 50 pts d'energie</text:p>
          </table:table-cell>
          <table:table-cell table:style-name="tests.D2" office:value-type="string">
            <text:p text:style-name="P3">OK</text:p>
          </table:table-cell>
        </table:table-row>
        <table:table-row>
          <table:table-cell table:style-name="tests.A2" office:value-type="float" office:value="26">
            <text:p text:style-name="P3">26</text:p>
          </table:table-cell>
          <table:table-cell table:style-name="tests.B2" office:value-type="string">
            <text:p text:style-name="P3">Un voleur cible un ennemi pris au piège</text:p>
          </table:table-cell>
          <table:table-cell table:style-name="tests.B2" office:value-type="string">
            <text:p text:style-name="P3">Il tente de lui voler un objet</text:p>
          </table:table-cell>
          <table:table-cell table:style-name="tests.D2" office:value-type="string">
            <text:p text:style-name="P3">OK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59S</meta:editing-duration>
    <meta:editing-cycles>12</meta:editing-cycles>
    <meta:generator>OpenOffice.org/3.4.1$Win32 OpenOffice.org_project/341m1$Build-9593</meta:generator>
    <dc:date>2016-05-08T17:16:09.02</dc:date>
    <meta:document-statistic meta:table-count="1" meta:image-count="0" meta:object-count="0" meta:page-count="2" meta:paragraph-count="110" meta:word-count="489" meta:character-count="2455"/>
    <meta:user-defined meta:name="Info 1"/>
    <meta:user-defined meta:name="Info 2"/>
    <meta:user-defined meta:name="Info 3"/>
    <meta:user-defined meta:name="Info 4"/>
  </office:meta>
</office:document-meta>
</file>